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411cm" fo:min-width="5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2.411cm" fo:min-width="4.2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71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2.35cm" fo:min-width="19.9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0" style:family="graphic" style:parent-style-name="objectwithoutfill">
      <style:graphic-properties draw:marker-start="Extrémités_20_de_20_flèche_20_8" draw:marker-start-width="0.3cm" draw:marker-end="Extrémités_20_de_20_flèche_20_9" draw:marker-end-width="0.3cm" draw:fill="none" draw:textarea-vertical-align="middle"/>
    </style:style>
    <style:style style:name="gr11" style:family="graphic" style:parent-style-name="objectwithoutfill">
      <style:graphic-properties draw:marker-start="Extrémités_20_de_20_flèche_20_10" draw:marker-start-width="0.3cm" draw:marker-end="Extrémités_20_de_20_flèche_20_11" draw:marker-end-width="0.3cm" draw:fill="none" draw:textarea-vertical-align="middle"/>
    </style:style>
    <style:style style:name="gr12" style:family="graphic" style:parent-style-name="objectwithoutfill">
      <style:graphic-properties draw:marker-start="Extrémités_20_de_20_flèche_20_12" draw:marker-start-width="0.3cm" draw:marker-end="Extrémités_20_de_20_flèche_20_13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05cm" fo:min-width="9.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objectwithoutfill">
      <style:graphic-properties draw:marker-start="Extrémités_20_de_20_flèche_20_14" draw:marker-start-width="0.3cm" draw:marker-end="Extrémités_20_de_20_flèche_20_15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37cm"/>
    </style:style>
    <style:style style:name="gr18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9" style:family="graphic" style:parent-style-name="objectwithoutfill">
      <style:graphic-properties draw:marker-start="Extrémités_20_de_20_flèche_20_16" draw:marker-start-width="0.3cm" draw:marker-end="Extrémités_20_de_20_flèche_20_1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272cm"/>
      <style:paragraph-properties style:writing-mode="lr-tb"/>
    </style:style>
    <style:style style:name="gr21" style:family="graphic" style:parent-style-name="standard">
      <style:graphic-properties draw:stroke="none" draw:fill="none" fo:min-height="0.412cm"/>
      <style:paragraph-properties style:writing-mode="lr-tb"/>
    </style:style>
    <style:style style:name="gr22" style:family="graphic" style:parent-style-name="standard">
      <style:graphic-properties draw:stroke="none" draw:fill="none" fo:min-height="0.39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05cm" fo:min-width="3.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78cm"/>
      <style:paragraph-properties style:writing-mode="lr-tb"/>
    </style:style>
    <style:style style:name="gr25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27" style:family="graphic" style:parent-style-name="objectwithoutfill">
      <style:graphic-properties draw:marker-end="Extrémités_20_de_20_flèche_20_24" draw:marker-end-width="0.3cm" draw:fill="none" draw:textarea-vertical-align="middle"/>
    </style:style>
    <style:style style:name="gr28" style:family="graphic" style:parent-style-name="standard">
      <style:graphic-properties draw:fill-color="#ff6d6d" draw:textarea-horizontal-align="justify" draw:textarea-vertical-align="middle" draw:auto-grow-height="false" fo:min-height="0.551cm" fo:min-width="2.408cm"/>
      <style:paragraph-properties style:writing-mode="lr-tb"/>
    </style:style>
    <style:style style:name="gr29" style:family="graphic" style:parent-style-name="objectwithoutfill">
      <style:graphic-properties draw:marker-start="Extrémités_20_de_20_flèche_20_25" draw:marker-start-width="0.3cm" draw:marker-end="Extrémités_20_de_20_flèche_20_26" draw:marker-end-width="0.3cm" draw:fill="none" draw:textarea-vertical-align="middle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fill-color="#77bc65" draw:textarea-horizontal-align="justify" draw:textarea-vertical-align="middle" draw:auto-grow-height="false" fo:min-height="1.25cm" fo:min-width="3cm"/>
      <style:paragraph-properties style:writing-mode="lr-tb"/>
    </style:style>
    <style:style style:name="P1" style:family="paragraph">
      <loext:graphic-properties draw:fill-color="#000000"/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4" style:family="paragraph">
      <loext:graphic-properties draw:fill-color="#b2b2b2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 fo:text-shadow="1pt 1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loext:opacity="100%" style:text-position="0% 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6d6d"/>
      <style:paragraph-properties fo:text-align="center" style:writing-mode="lr-tb"/>
    </style:style>
    <style:style style:name="P19" style:family="paragraph">
      <loext:graphic-properties draw:fill-color="#77bc65"/>
      <style:paragraph-properties fo:text-align="center" style:writing-mode="lr-tb"/>
    </style:style>
    <style:style style:name="T1" style:family="text">
      <style:text-properties fo:color="#ffffff" loext:opacity="100%" fo:font-size="12pt" style:font-size-asian="12pt" style:font-size-complex="12pt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4pt" fo:text-shadow="1pt 1pt" style:font-size-asian="24pt" style:font-size-complex="24pt"/>
    </style:style>
    <style:style style:name="T4" style:family="text">
      <style:text-properties fo:color="#ffffff" loext:opacity="100%" style:text-position="0% 100%" fo:font-size="11pt" style:font-size-asian="11pt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076cm" svg:height="2.661cm" svg:x="7.178cm" svg:y="3.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xml:id="id3" draw:id="id3" draw:layer="layout" svg:width="1.976cm" svg:height="0.819cm" svg:x="7.178cm" svg:y="4.84cm">
            <draw:text-box>
              <text:p text:style-name="P2"><text:span text:style-name="T1">10MHz</text:span></text:p>
            </draw:text-box>
          </draw:frame>
          <draw:frame draw:style-name="gr2" draw:text-style-name="P3" xml:id="id1" draw:id="id1" draw:layer="layout" svg:width="1.976cm" svg:height="0.819cm" svg:x="8.642cm" svg:y="4.84cm">
            <draw:text-box>
              <text:p text:style-name="P2"><text:span text:style-name="T1">PPS</text:span></text:p>
            </draw:text-box>
          </draw:frame>
          <draw:frame draw:style-name="gr2" draw:text-style-name="P3" draw:layer="layout" svg:width="1.977cm" svg:height="0.819cm" svg:x="9.959cm" svg:y="4.84cm">
            <draw:text-box>
              <text:p text:style-name="P2"><text:span text:style-name="T1">SFP1</text:span></text:p>
            </draw:text-box>
          </draw:frame>
          <draw:frame draw:style-name="gr2" draw:text-style-name="P3" draw:layer="layout" svg:width="1.976cm" svg:height="0.819cm" svg:x="11.424cm" svg:y="4.84cm">
            <draw:text-box>
              <text:p text:style-name="P2"><text:span text:style-name="T1">SFP2</text:span></text:p>
            </draw:text-box>
          </draw:frame>
          <draw:frame draw:style-name="gr3" draw:text-style-name="P3" draw:layer="layout" svg:width="2.342cm" svg:height="0.742cm" svg:x="8.935cm" svg:y="3.241cm">
            <draw:text-box>
              <text:p text:style-name="P2"><text:span text:style-name="T1">WR-LEN</text:span></text:p>
            </draw:text-box>
          </draw:frame>
        </draw:g>
        <draw:custom-shape draw:style-name="gr4" draw:text-style-name="P4" draw:layer="layout" svg:width="4.758cm" svg:height="2.661cm" svg:x="2.2cm" svg:y="3.139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.976cm" svg:height="0.819cm" svg:x="2.2cm" svg:y="4.879cm">
          <draw:text-box>
            <text:p text:style-name="P2"><text:span text:style-name="T1">CLKA</text:span></text:p>
          </draw:text-box>
        </draw:frame>
        <draw:frame draw:style-name="gr2" draw:text-style-name="P3" xml:id="id4" draw:id="id4" draw:layer="layout" svg:width="1.977cm" svg:height="0.819cm" svg:x="3.664cm" svg:y="4.879cm">
          <draw:text-box>
            <text:p text:style-name="P2"><text:span text:style-name="T1">10M</text:span></text:p>
          </draw:text-box>
        </draw:frame>
        <draw:frame draw:style-name="gr2" draw:text-style-name="P3" draw:layer="layout" svg:width="1.976cm" svg:height="0.819cm" svg:x="4.982cm" svg:y="4.879cm">
          <draw:text-box>
            <text:p text:style-name="P2"><text:span text:style-name="T1">CLKB</text:span></text:p>
          </draw:text-box>
        </draw:frame>
        <draw:frame draw:style-name="gr5" draw:text-style-name="P3" xml:id="id8" draw:id="id8" draw:layer="layout" svg:width="1.976cm" svg:height="0.921cm" svg:x="2.2cm" svg:y="3.305cm">
          <draw:text-box>
            <text:p text:style-name="P2"><text:span text:style-name="T1">USB</text:span></text:p>
          </draw:text-box>
        </draw:frame>
        <draw:frame draw:style-name="gr3" draw:text-style-name="P3" draw:layer="layout" svg:width="2.342cm" svg:height="0.742cm" svg:x="4.616cm" svg:y="3.139cm">
          <draw:text-box>
            <text:p text:style-name="P2"><text:span text:style-name="T1">Valon</text:span></text:p>
          </draw:text-box>
        </draw:frame>
        <draw:custom-shape draw:style-name="gr6" draw:text-style-name="P5" draw:layer="layout" svg:width="20.4cm" svg:height="2.6cm" svg:x="0cm" svg:y="10.5cm">
          <text:p/>
          <draw:enhanced-geometry svg:viewBox="0 0 21600 21600" draw:type="rectangle" draw:enhanced-path="M 0 0 L 21600 0 21600 21600 0 21600 0 0 Z N"/>
        </draw:custom-shape>
        <draw:frame draw:style-name="gr7" draw:text-style-name="P6" xml:id="id2" draw:id="id2" draw:layer="layout" svg:width="1.8cm" svg:height="0.962cm" svg:x="4.4cm" svg:y="10.538cm">
          <draw:text-box>
            <text:p text:style-name="P2"><text:span text:style-name="T2">PPS</text:span></text:p>
          </draw:text-box>
        </draw:frame>
        <draw:frame draw:style-name="gr7" draw:text-style-name="P6" xml:id="id6" draw:id="id6" draw:layer="layout" svg:width="2.7cm" svg:height="0.962cm" svg:x="2.3cm" svg:y="10.538cm">
          <draw:text-box>
            <text:p text:style-name="P2"><text:span text:style-name="T2">CLK</text:span></text:p>
          </draw:text-box>
        </draw:frame>
        <draw:frame draw:style-name="gr8" draw:text-style-name="P6" draw:layer="layout" svg:width="2.7cm" svg:height="1.673cm" svg:x="7.4cm" svg:y="10.9cm">
          <draw:text-box>
            <text:p text:style-name="P2"><text:span text:style-name="T2">PPC</text:span></text:p>
            <text:p text:style-name="P2"><text:span text:style-name="T2">USB</text:span></text:p>
          </draw:text-box>
        </draw:frame>
        <draw:frame draw:style-name="gr9" draw:text-style-name="P7" draw:layer="layout" svg:width="4.7cm" svg:height="1.195cm" svg:x="16.1cm" svg:y="10.4cm">
          <draw:text-box>
            <text:p text:style-name="P2"><text:span text:style-name="T3">RO</text:span><text:span text:style-name="T3">AC</text:span><text:span text:style-name="T3">H2</text:span></text:p>
          </draw:text-box>
        </draw:frame>
        <draw:frame draw:style-name="gr7" draw:text-style-name="P6" draw:layer="layout" svg:width="2.7cm" svg:height="0.962cm" svg:x="0cm" svg:y="10.7cm">
          <draw:text-box>
            <text:p text:style-name="P2"><text:span text:style-name="T2">ADC</text:span><text:span text:style-name="T2">0</text:span></text:p>
          </draw:text-box>
        </draw:frame>
        <draw:frame draw:style-name="gr7" draw:text-style-name="P6" draw:layer="layout" svg:width="2.7cm" svg:height="0.962cm" svg:x="0cm" svg:y="11.9cm">
          <draw:text-box>
            <text:p text:style-name="P2"><text:span text:style-name="T2">ADC</text:span><text:span text:style-name="T2">1</text:span></text:p>
          </draw:text-box>
        </draw:frame>
        <draw:frame draw:style-name="gr7" draw:text-style-name="P6" xml:id="id19" draw:id="id19" draw:layer="layout" svg:width="0.7cm" svg:height="0.962cm" svg:x="-0.1cm" svg:y="11.3cm">
          <draw:text-box>
            <text:p text:style-name="P2"><text:span text:style-name="T2">I</text:span></text:p>
          </draw:text-box>
        </draw:frame>
        <draw:frame draw:style-name="gr7" draw:text-style-name="P6" xml:id="id17" draw:id="id17" draw:layer="layout" svg:width="0.7cm" svg:height="0.962cm" svg:x="2cm" svg:y="11.3cm">
          <draw:text-box>
            <text:p text:style-name="P2"><text:span text:style-name="T2">Q</text:span></text:p>
          </draw:text-box>
        </draw:frame>
        <draw:frame draw:style-name="gr8" draw:text-style-name="P6" draw:layer="layout" svg:width="2.2cm" svg:height="1.673cm" svg:x="6cm" svg:y="10.927cm">
          <draw:text-box>
            <text:p text:style-name="P2"><text:span text:style-name="T2">FTDI </text:span><text:span text:style-name="T2">USB</text:span></text:p>
          </draw:text-box>
        </draw:frame>
        <draw:frame draw:style-name="gr8" draw:text-style-name="P6" xml:id="id15" draw:id="id15" draw:layer="layout" svg:width="2.7cm" svg:height="1.673cm" svg:x="9cm" svg:y="10.901cm">
          <draw:text-box>
            <text:p text:style-name="P2"><text:span text:style-name="T2">PPC</text:span></text:p>
            <text:p text:style-name="P2"><text:span text:style-name="T2">Net</text:span></text:p>
          </draw:text-box>
        </draw:frame>
        <draw:frame draw:style-name="gr8" draw:text-style-name="P6" xml:id="id11" draw:id="id11" draw:layer="layout" svg:width="2.7cm" svg:height="1.673cm" svg:x="10.6cm" svg:y="10.902cm">
          <draw:text-box>
            <text:p text:style-name="P2"><text:span text:style-name="T2">V6</text:span></text:p>
            <text:p text:style-name="P2"><text:span text:style-name="T2">Net</text:span></text:p>
          </draw:text-box>
        </draw:frame>
        <draw:frame draw:style-name="gr7" draw:text-style-name="P8" xml:id="id13" draw:id="id13" draw:layer="layout" svg:width="1.9cm" svg:height="0.962cm" svg:x="15cm" svg:y="12.238cm">
          <draw:text-box>
            <text:p text:style-name="P2"><text:span text:style-name="T4">CH0</text:span></text:p>
          </draw:text-box>
        </draw:frame>
        <draw:frame draw:style-name="gr7" draw:text-style-name="P8" draw:layer="layout" svg:width="1.9cm" svg:height="0.962cm" svg:x="14.1cm" svg:y="12.238cm">
          <draw:text-box>
            <text:p text:style-name="P2"><text:span text:style-name="T4">CH1</text:span></text:p>
          </draw:text-box>
        </draw:frame>
        <draw:frame draw:style-name="gr7" draw:text-style-name="P8" draw:layer="layout" svg:width="1.9cm" svg:height="0.962cm" svg:x="13.2cm" svg:y="12.238cm">
          <draw:text-box>
            <text:p text:style-name="P2"><text:span text:style-name="T4">CH2</text:span></text:p>
          </draw:text-box>
        </draw:frame>
        <draw:frame draw:style-name="gr7" draw:text-style-name="P6" draw:layer="layout" svg:width="4.2cm" svg:height="0.962cm" svg:x="12.5cm" svg:y="11.538cm">
          <draw:text-box>
            <text:p text:style-name="P2"><text:span text:style-name="T2">SFP SLOT0</text:span></text:p>
          </draw:text-box>
        </draw:frame>
        <draw:frame draw:style-name="gr7" draw:text-style-name="P8" draw:layer="layout" svg:width="1.9cm" svg:height="0.962cm" svg:x="12.3cm" svg:y="12.238cm">
          <draw:text-box>
            <text:p text:style-name="P2"><text:span text:style-name="T4">CH3</text:span></text:p>
          </draw:text-box>
        </draw:frame>
        <draw:g>
          <draw:frame draw:style-name="gr7" draw:text-style-name="P8" draw:layer="layout" svg:width="1.9cm" svg:height="0.962cm" svg:x="18.9cm" svg:y="12.238cm">
            <draw:text-box>
              <text:p text:style-name="P2"><text:span text:style-name="T4">CH0</text:span></text:p>
            </draw:text-box>
          </draw:frame>
          <draw:frame draw:style-name="gr7" draw:text-style-name="P8" draw:layer="layout" svg:width="1.9cm" svg:height="0.962cm" svg:x="18cm" svg:y="12.238cm">
            <draw:text-box>
              <text:p text:style-name="P2"><text:span text:style-name="T4">CH1</text:span></text:p>
            </draw:text-box>
          </draw:frame>
          <draw:frame draw:style-name="gr7" draw:text-style-name="P8" draw:layer="layout" svg:width="1.9cm" svg:height="0.962cm" svg:x="17.1cm" svg:y="12.238cm">
            <draw:text-box>
              <text:p text:style-name="P2"><text:span text:style-name="T4">CH2</text:span></text:p>
            </draw:text-box>
          </draw:frame>
          <draw:frame draw:style-name="gr7" draw:text-style-name="P6" draw:layer="layout" svg:width="4.2cm" svg:height="0.962cm" svg:x="16.4cm" svg:y="11.538cm">
            <draw:text-box>
              <text:p text:style-name="P2"><text:span text:style-name="T2">SFP SLOT1</text:span></text:p>
            </draw:text-box>
          </draw:frame>
        </draw:g>
        <draw:frame draw:style-name="gr7" draw:text-style-name="P8" draw:layer="layout" svg:width="1.9cm" svg:height="0.962cm" svg:x="16.2cm" svg:y="12.238cm">
          <draw:text-box>
            <text:p text:style-name="P2"><text:span text:style-name="T4">CH3</text:span></text:p>
          </draw:text-box>
        </draw:frame>
        <draw:connector draw:style-name="gr10" draw:text-style-name="P9" draw:layer="layout" draw:type="curve" svg:x1="9.63cm" svg:y1="5.659cm" svg:x2="5.3cm" svg:y2="10.538cm" draw:start-shape="id1" draw:start-glue-point="2" draw:end-shape="id2" draw:end-glue-point="0" svg:d="M9630 5659c0 3660-4330 1221-4330 4879" svg:viewBox="0 0 4331 4880">
          <text:p/>
        </draw:connector>
        <draw:connector draw:style-name="gr11" draw:text-style-name="P9" draw:layer="layout" draw:type="curve" draw:line-skew="0.705cm" svg:x1="8.166cm" svg:y1="5.659cm" svg:x2="4.652cm" svg:y2="5.698cm" draw:start-shape="id3" draw:start-glue-point="2" draw:end-shape="id4" draw:end-glue-point="2" svg:d="M8166 5659c0 1866-3514 1846-3514 39" svg:viewBox="0 0 3515 1398">
          <text:p/>
        </draw:connector>
        <draw:connector draw:style-name="gr12" draw:text-style-name="P9" draw:layer="layout" draw:type="curve" draw:line-skew="-1.518cm" svg:x1="3.188cm" svg:y1="5.698cm" svg:x2="3.65cm" svg:y2="10.538cm" draw:start-shape="id5" draw:start-glue-point="2" draw:end-shape="id6" draw:end-glue-point="0" svg:d="M3188 5698c0 1353 462-1067 462 4840" svg:viewBox="0 0 463 4841">
          <text:p/>
        </draw:connector>
        <draw:custom-shape draw:style-name="gr13" draw:text-style-name="P10" draw:layer="layout" svg:width="9.6cm" svg:height="2.3cm" svg:x="10.3cm" svg:y="0.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5.1cm" svg:height="0.962cm" svg:x="14.8cm" svg:y="0.4cm">
          <draw:text-box>
            <text:p text:style-name="P11">Config server</text:p>
          </draw:text-box>
        </draw:frame>
        <draw:frame draw:style-name="gr7" draw:text-style-name="P13" xml:id="id7" draw:id="id7" draw:layer="layout" svg:width="1.9cm" svg:height="0.962cm" svg:x="10.3cm" svg:y="1.8cm">
          <draw:text-box>
            <text:p>USB</text:p>
          </draw:text-box>
        </draw:frame>
        <draw:connector draw:style-name="gr15" draw:text-style-name="P9" draw:layer="layout" draw:type="curve" svg:x1="10.3cm" svg:y1="2.281cm" svg:x2="3.188cm" svg:y2="3.305cm" draw:start-shape="id7" draw:start-glue-point="3" draw:end-shape="id8" draw:end-glue-point="0" svg:d="M10300 2281c-4742 0-7112 341-7112 1024" svg:viewBox="0 0 7113 1025">
          <text:p/>
        </draw:connector>
        <draw:frame draw:style-name="gr16" draw:text-style-name="P15" draw:layer="layout" svg:width="1.5cm" svg:height="1cm" svg:x="10.3cm" svg:y="0.4cm">
          <draw:text-box>
            <text:p text:style-name="P14"><text:span text:style-name="T5">1G</text:span></text:p>
          </draw:text-box>
        </draw:frame>
        <draw:frame draw:style-name="gr16" draw:text-style-name="P13" xml:id="id9" draw:id="id9" draw:layer="layout" svg:width="4.9cm" svg:height="1cm" svg:x="15cm" svg:y="1.7cm">
          <draw:text-box>
            <text:p text:style-name="P2">1G</text:p>
          </draw:text-box>
        </draw:frame>
        <draw:frame draw:style-name="gr17" draw:text-style-name="P13" draw:layer="layout" svg:width="4.9cm" svg:height="1.187cm" svg:x="17.546cm" svg:y="2.097cm">
          <draw:text-box>
            <text:p/>
          </draw:text-box>
        </draw:frame>
        <draw:frame draw:style-name="gr18" draw:text-style-name="P16" draw:layer="layout" svg:width="3.1cm" svg:height="0.662cm" svg:x="10.4cm" svg:y="9.9cm">
          <draw:text-box>
            <text:p text:style-name="P2"><text:span text:style-name="T6">192.168.40.71</text:span></text:p>
          </draw:text-box>
        </draw:frame>
        <draw:connector draw:style-name="gr19" draw:text-style-name="P9" draw:layer="layout" draw:type="curve" svg:x1="17.45cm" svg:y1="2.7cm" svg:x2="17.5cm" svg:y2="5.5cm" draw:start-shape="id9" draw:end-shape="id10" draw:end-glue-point="0" svg:d="M17450 2700c0 2100 50 700 50 2800" svg:viewBox="0 0 51 2801">
          <text:p/>
        </draw:connector>
        <draw:frame draw:style-name="gr20" draw:text-style-name="P16" draw:layer="layout" svg:width="3.1cm" svg:height="1.522cm" svg:x="8.8cm" svg:y="13.1cm">
          <draw:text-box>
            <text:p text:style-name="P2"><text:span text:style-name="T6">012345678abc</text:span></text:p>
            <text:p text:style-name="P2"><text:span text:style-name="T6">192.168.41.10</text:span></text:p>
            <text:p text:style-name="P2"><text:span text:style-name="T6">4321</text:span></text:p>
          </draw:text-box>
        </draw:frame>
        <draw:frame draw:style-name="gr20" draw:text-style-name="P16" draw:layer="layout" svg:width="3.1cm" svg:height="1.522cm" svg:x="13.1cm" svg:y="13.178cm">
          <draw:text-box>
            <text:p text:style-name="P2"><text:span text:style-name="T6">123456780000</text:span></text:p>
            <text:p text:style-name="P2"><text:span text:style-name="T6">192.168.5.20</text:span></text:p>
            <text:p text:style-name="P2"><text:span text:style-name="T6">10000</text:span></text:p>
          </draw:text-box>
        </draw:frame>
        <draw:frame draw:style-name="gr21" draw:text-style-name="P17" draw:layer="layout" svg:width="2.7cm" svg:height="0.662cm" svg:x="17.4cm" svg:y="2.638cm">
          <draw:text-box>
            <text:p><text:span text:style-name="T6">192.168.40.1</text:span></text:p>
          </draw:text-box>
        </draw:frame>
        <draw:frame draw:style-name="gr22" draw:text-style-name="P17" draw:layer="layout" svg:width="3.3cm" svg:height="0.645cm" svg:x="7.5cm" svg:y="0.261cm">
          <draw:text-box>
            <text:p><text:span text:style-name="T7">193.55.144.183</text:span></text:p>
          </draw:text-box>
        </draw:frame>
        <draw:frame draw:style-name="gr22" draw:text-style-name="P17" draw:layer="layout" svg:width="3.3cm" svg:height="0.645cm" svg:x="5.5cm" svg:y="16.855cm">
          <draw:text-box>
            <text:p><text:span text:style-name="T7">193.55.144.65</text:span></text:p>
          </draw:text-box>
        </draw:frame>
        <draw:g>
          <draw:custom-shape draw:style-name="gr23" draw:text-style-name="P10" draw:layer="layout" svg:width="4.3cm" svg:height="2.3cm" svg:x="1.4cm" svg:y="15.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5" xml:id="id12" draw:id="id12" draw:layer="layout" svg:width="1.5cm" svg:height="1cm" svg:x="4.4cm" svg:y="15.439cm">
            <draw:text-box>
              <text:p text:style-name="P14"><text:span text:style-name="T5">1G</text:span></text:p>
            </draw:text-box>
          </draw:frame>
          <draw:frame draw:style-name="gr24" draw:text-style-name="P13" draw:layer="layout" svg:width="3.1cm" svg:height="1.128cm" svg:x="1.4cm" svg:y="15.4cm">
            <draw:text-box>
              <text:p>Nanunib</text:p>
            </draw:text-box>
          </draw:frame>
          <draw:frame draw:style-name="gr16" draw:text-style-name="P15" draw:layer="layout" svg:width="1.5cm" svg:height="1cm" svg:x="4.4cm" svg:y="16.439cm">
            <draw:text-box>
              <text:p text:style-name="P14"><text:span text:style-name="T5">1G</text:span></text:p>
            </draw:text-box>
          </draw:frame>
        </draw:g>
        <draw:frame draw:style-name="gr22" draw:text-style-name="P17" draw:layer="layout" svg:width="4.4cm" svg:height="0.645cm" svg:x="5.5cm" svg:y="15.956cm">
          <draw:text-box>
            <text:p><text:span text:style-name="T7">192.168.41.1:0xcece</text:span></text:p>
          </draw:text-box>
        </draw:frame>
        <draw:connector draw:style-name="gr25" draw:text-style-name="P9" draw:layer="layout" draw:type="curve" svg:x1="11.95cm" svg:y1="12.575cm" svg:x2="5.9cm" svg:y2="15.939cm" draw:start-shape="id11" draw:start-glue-point="2" draw:end-shape="id12" draw:end-glue-point="1" svg:d="M11950 12575c0 2243-2016 3364-6050 3364" svg:viewBox="0 0 6051 3365">
          <text:p/>
        </draw:connector>
        <draw:frame draw:style-name="gr22" draw:text-style-name="P17" draw:layer="layout" svg:width="3.3cm" svg:height="0.645cm" svg:x="5.5cm" svg:y="19.455cm">
          <draw:text-box>
            <text:p><text:span text:style-name="T7">192.168.17.235</text:span></text:p>
          </draw:text-box>
        </draw:frame>
        <draw:custom-shape draw:style-name="gr23" draw:text-style-name="P10" draw:layer="layout" svg:width="4.3cm" svg:height="2.3cm" svg:x="1.4cm" svg:y="18cm">
          <text:p/>
          <draw:enhanced-geometry svg:viewBox="0 0 21600 21600" draw:type="rectangle" draw:enhanced-path="M 0 0 L 21600 0 21600 21600 0 21600 0 0 Z N"/>
        </draw:custom-shape>
        <draw:frame draw:style-name="gr16" draw:text-style-name="P15" xml:id="id14" draw:id="id14" draw:layer="layout" svg:width="1.7cm" svg:height="1cm" svg:x="4.2cm" svg:y="18.039cm">
          <draw:text-box>
            <text:p text:style-name="P14"><text:span text:style-name="T5">10G</text:span></text:p>
          </draw:text-box>
        </draw:frame>
        <draw:frame draw:style-name="gr24" draw:text-style-name="P13" draw:layer="layout" svg:width="3.1cm" svg:height="1.128cm" svg:x="1.4cm" svg:y="18cm">
          <draw:text-box>
            <text:p>copper5</text:p>
          </draw:text-box>
        </draw:frame>
        <draw:frame draw:style-name="gr26" draw:text-style-name="P15" draw:layer="layout" svg:width="1.7cm" svg:height="0.839cm" svg:x="4.2cm" svg:y="19.039cm">
          <draw:text-box>
            <text:p text:style-name="P14"><text:span text:style-name="T5">1G</text:span></text:p>
          </draw:text-box>
        </draw:frame>
        <draw:connector draw:style-name="gr27" draw:text-style-name="P9" draw:layer="layout" draw:type="curve" svg:x1="15.95cm" svg:y1="13.2cm" svg:x2="5.9cm" svg:y2="18.539cm" draw:start-shape="id13" draw:start-glue-point="2" draw:end-shape="id14" draw:end-glue-point="1" svg:d="M15950 13200c0 3560-3350 5339-10050 5339" svg:viewBox="0 0 10051 5340">
          <text:p/>
        </draw:connector>
        <draw:frame draw:style-name="gr22" draw:text-style-name="P17" draw:layer="layout" svg:width="4.4cm" svg:height="0.645cm" svg:x="5.5cm" svg:y="18.557cm">
          <draw:text-box>
            <text:p><text:span text:style-name="T7">192.168.5.180:0xcece</text:span></text:p>
          </draw:text-box>
        </draw:frame>
        <draw:custom-shape draw:style-name="gr28" draw:text-style-name="P18" xml:id="id10" draw:id="id10" draw:layer="layout" svg:width="3.8cm" svg:height="0.8cm" svg:x="15.6cm" svg:y="5.5cm">
          <draw:glue-point draw:id="4" svg:x="-3.157cm" svg:y="5cm"/>
          <text:p text:style-name="P10">switch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29" draw:text-style-name="P9" draw:layer="layout" draw:type="curve" draw:line-skew="0.497cm" svg:x1="10.35cm" svg:y1="10.901cm" svg:x2="17.5cm" svg:y2="6.3cm" draw:start-shape="id15" draw:start-glue-point="0" draw:end-shape="id10" draw:end-glue-point="2" svg:d="M10350 10901c0-2703 7150-403 7150-4601" svg:viewBox="0 0 7151 4602">
          <text:p/>
        </draw:connector>
        <draw:connector draw:style-name="gr30" draw:text-style-name="P9" draw:layer="layout" draw:type="curve" svg:x1="16.301cm" svg:y1="6.3cm" svg:x2="13.4cm" svg:y2="7.95cm" draw:start-shape="id10" draw:start-glue-point="4" draw:end-shape="id16" draw:end-glue-point="1" svg:d="M16301 6300c0 1100-967 1650-2901 1650" svg:viewBox="0 0 2902 1651">
          <text:p/>
        </draw:connector>
        <draw:connector draw:style-name="gr31" draw:text-style-name="P9" draw:layer="layout" draw:type="curve" svg:x1="9.9cm" svg:y1="7.95cm" svg:x2="2.35cm" svg:y2="11.3cm" draw:start-shape="id16" draw:start-glue-point="3" draw:end-shape="id17" draw:end-glue-point="0" svg:d="M9900 7950c-5034 0-7550 1116-7550 3350" svg:viewBox="0 0 7551 3351">
          <text:p/>
        </draw:connector>
        <draw:custom-shape draw:style-name="gr32" draw:text-style-name="P19" xml:id="id16" draw:id="id16" draw:layer="layout" svg:width="3.5cm" svg:height="1.5cm" svg:x="9.9cm" svg:y="7.2cm">
          <text:p text:style-name="P10">TGR6000</text:p>
          <draw:enhanced-geometry svg:viewBox="0 0 21600 21600" draw:type="rectangle" draw:enhanced-path="M 0 0 L 21600 0 21600 21600 0 21600 0 0 Z N"/>
        </draw:custom-shape>
        <draw:custom-shape draw:style-name="gr32" draw:text-style-name="P19" xml:id="id18" draw:id="id18" draw:layer="layout" svg:width="3.5cm" svg:height="1.5cm" svg:x="-0.2cm" svg:y="6.5cm">
          <text:p text:style-name="P10">NoiseCom<text:line-break/>Filter</text:p>
          <draw:enhanced-geometry svg:viewBox="0 0 21600 21600" draw:type="rectangle" draw:enhanced-path="M 0 0 L 21600 0 21600 21600 0 21600 0 0 Z N"/>
        </draw:custom-shape>
        <draw:connector draw:style-name="gr31" draw:text-style-name="P9" draw:layer="layout" draw:type="curve" svg:x1="1.55cm" svg:y1="8cm" svg:x2="0.25cm" svg:y2="11.3cm" draw:start-shape="id18" draw:start-glue-point="2" draw:end-shape="id19" draw:end-glue-point="0" svg:d="M1550 8000c0 2476-1300 827-1300 3300" svg:viewBox="0 0 1301 3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edric Viou</meta:initial-creator>
    <meta:creation-date>2022-09-02T20:03:29.824092043</meta:creation-date>
    <dc:date>2022-09-13T16:24:03.045479525</dc:date>
    <dc:creator>Cedric Viou</dc:creator>
    <meta:editing-duration>PT33M54S</meta:editing-duration>
    <meta:editing-cycles>8</meta:editing-cycles>
    <meta:generator>LibreOffice/7.3.5.2$Linux_X86_64 LibreOffice_project/30$Build-2</meta:generator>
    <meta:document-statistic meta:object-count="74"/>
  </office:meta>
</office:document-meta>
</file>